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5-01-0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4-10-16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4-07-0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4-04-0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4-01-04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3-10-03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3-07-11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3-04-05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3-01-04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2-10-18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2-07-06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2-04-06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2-01-05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1-10-07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1-07-1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1-04-06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1-01-0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0-10-0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0-07-22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20-01-06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9-07-08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9-04-0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9-01-0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8-07-16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8-04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8-01-03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7-10-03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7-07-06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7-05-0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7-04-06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7-01-09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6-10-04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6-07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6-04-06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6-01-04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5-10-06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5-07-06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5-04-02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4-12-29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4-10-08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4-07-01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4-04-01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3-12-26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3-09-30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3-07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3-04-08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3</text:p>
          </table:table-cell>
          <table:table-cell office:value-type="string" calcext:value-type="string">
            <text:p>C-00973</text:p>
          </table:table-cell>
          <table:table-cell office:value-type="string" calcext:value-type="string">
            <text:p>2013-01-07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